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heckstyle-resources</text:p>
          </table:table-cell>
          <table:table-cell table:style-name="ce1" office:value-type="float" office:value="3081" calcext:value-type="float">
            <text:p>3081</text:p>
          </table:table-cell>
          <table:table-cell table:style-name="ce1" office:value-type="float" office:value="76189" calcext:value-type="float">
            <text:p>76189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154" calcext:value-type="float">
            <text:p>1154</text:p>
          </table:table-cell>
          <table:table-cell table:style-name="ce2" table:number-matrix-columns-spanned="1" table:number-matrix-rows-spanned="6" table:formula="of:=[.B1:.B6]/[.D1:.D6]" office:value-type="float" office:value="2.66062176165803" calcext:value-type="float">
            <text:p>2.66062176165803</text:p>
          </table:table-cell>
          <table:table-cell table:style-name="ce2" table:number-matrix-columns-spanned="1" table:number-matrix-rows-spanned="6" table:formula="of:=[.C1:.C6]/[.D1:.D6]" office:value-type="float" office:value="65.793609671848" calcext:value-type="float">
            <text:p>65.793609671848</text:p>
          </table:table-cell>
          <table:table-cell table:style-name="ce2" table:number-matrix-columns-spanned="1" table:number-matrix-rows-spanned="6" table:formula="of:=[.E1:.E6]/[.D1:.D6]" office:value-type="float" office:value="0.977547495682211" calcext:value-type="float">
            <text:p>0.977547495682211</text:p>
          </table:table-cell>
          <table:table-cell table:style-name="ce2" table:number-matrix-columns-spanned="1" table:number-matrix-rows-spanned="6" table:formula="of:=[.F1:.F6]/[.D1:.D6]" office:value-type="float" office:value="0.996545768566494" calcext:value-type="float">
            <text:p>0.9965457685664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style</text:p>
          </table:table-cell>
          <table:table-cell table:style-name="ce1" office:value-type="float" office:value="6592" calcext:value-type="float">
            <text:p>6592</text:p>
          </table:table-cell>
          <table:table-cell table:style-name="ce1" office:value-type="float" office:value="417704" calcext:value-type="float">
            <text:p>417704</text:p>
          </table:table-cell>
          <table:table-cell table:style-name="ce1" office:value-type="float" office:value="2757" calcext:value-type="float">
            <text:p>2757</text:p>
          </table:table-cell>
          <table:table-cell table:style-name="ce1" office:value-type="float" office:value="2568" calcext:value-type="float">
            <text:p>2568</text:p>
          </table:table-cell>
          <table:table-cell table:style-name="ce1" office:value-type="float" office:value="2595" calcext:value-type="float">
            <text:p>2595</text:p>
          </table:table-cell>
          <table:table-cell table:style-name="ce2" office:value-type="float" office:value="2.39100471527022" calcext:value-type="float">
            <text:p>2.39100471527022</text:p>
          </table:table-cell>
          <table:table-cell table:style-name="ce2" office:value-type="float" office:value="151.506710192238" calcext:value-type="float">
            <text:p>151.506710192238</text:p>
          </table:table-cell>
          <table:table-cell table:style-name="ce2" office:value-type="float" office:value="0.931447225244831" calcext:value-type="float">
            <text:p>0.931447225244831</text:p>
          </table:table-cell>
          <table:table-cell table:style-name="ce2" office:value-type="float" office:value="0.941240478781284" calcext:value-type="float">
            <text:p>0.9412404787812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MD</text:p>
          </table:table-cell>
          <table:table-cell table:style-name="ce1" office:value-type="float" office:value="9619" calcext:value-type="float">
            <text:p>9619</text:p>
          </table:table-cell>
          <table:table-cell table:style-name="ce1" office:value-type="float" office:value="996548" calcext:value-type="float">
            <text:p>996548</text:p>
          </table:table-cell>
          <table:table-cell table:style-name="ce1" office:value-type="float" office:value="3457" calcext:value-type="float">
            <text:p>3457</text:p>
          </table:table-cell>
          <table:table-cell table:style-name="ce1" office:value-type="float" office:value="3378" calcext:value-type="float">
            <text:p>3378</text:p>
          </table:table-cell>
          <table:table-cell table:style-name="ce1" office:value-type="float" office:value="3384" calcext:value-type="float">
            <text:p>3384</text:p>
          </table:table-cell>
          <table:table-cell table:style-name="ce2" office:value-type="float" office:value="2.78247035001446" calcext:value-type="float">
            <text:p>2.78247035001446</text:p>
          </table:table-cell>
          <table:table-cell table:style-name="ce2" office:value-type="float" office:value="288.269597917269" calcext:value-type="float">
            <text:p>288.269597917269</text:p>
          </table:table-cell>
          <table:table-cell table:style-name="ce2" office:value-type="float" office:value="0.977147816025456" calcext:value-type="float">
            <text:p>0.977147816025456</text:p>
          </table:table-cell>
          <table:table-cell table:style-name="ce2" office:value-type="float" office:value="0.978883424934915" calcext:value-type="float">
            <text:p>0.9788834249349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OOL</text:p>
          </table:table-cell>
          <table:table-cell table:style-name="ce1" office:value-type="float" office:value="12323" calcext:value-type="float">
            <text:p>12323</text:p>
          </table:table-cell>
          <table:table-cell table:style-name="ce1" office:value-type="float" office:value="274813" calcext:value-type="float">
            <text:p>274813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11" calcext:value-type="float">
            <text:p>311</text:p>
          </table:table-cell>
          <table:table-cell table:style-name="ce2" office:value-type="float" office:value="39.6237942122186" calcext:value-type="float">
            <text:p>39.6237942122186</text:p>
          </table:table-cell>
          <table:table-cell table:style-name="ce2" office:value-type="float" office:value="883.64308681672" calcext:value-type="float">
            <text:p>883.64308681672</text:p>
          </table:table-cell>
          <table:table-cell table:style-name="ce2" office:value-type="float" office:value="0.996784565916399" calcext:value-type="float">
            <text:p>0.9967845659163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tonpack</text:p>
          </table:table-cell>
          <table:table-cell table:style-name="ce1" office:value-type="float" office:value="2148" calcext:value-type="float">
            <text:p>2148</text:p>
          </table:table-cell>
          <table:table-cell table:style-name="ce1" office:value-type="float" office:value="35973" calcext:value-type="float">
            <text:p>35973</text:p>
          </table:table-cell>
          <table:table-cell table:number-columns-repeated="3" table:style-name="ce1" office:value-type="float" office:value="61" calcext:value-type="float">
            <text:p>61</text:p>
          </table:table-cell>
          <table:table-cell table:style-name="ce2" office:value-type="float" office:value="35.2131147540984" calcext:value-type="float">
            <text:p>35.2131147540984</text:p>
          </table:table-cell>
          <table:table-cell table:style-name="ce2" office:value-type="float" office:value="589.72131147541" calcext:value-type="float">
            <text:p>589.721311475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vntu</text:p>
          </table:table-cell>
          <table:table-cell table:style-name="ce1" office:value-type="float" office:value="2887" calcext:value-type="float">
            <text:p>2887</text:p>
          </table:table-cell>
          <table:table-cell table:style-name="ce1" office:value-type="float" office:value="90874" calcext:value-type="float">
            <text:p>90874</text:p>
          </table:table-cell>
          <table:table-cell table:number-columns-repeated="2" table:style-name="ce1" office:value-type="float" office:value="369" calcext:value-type="float">
            <text:p>369</text:p>
          </table:table-cell>
          <table:table-cell table:style-name="ce1" office:value-type="float" office:value="367" calcext:value-type="float">
            <text:p>367</text:p>
          </table:table-cell>
          <table:table-cell table:style-name="ce2" office:value-type="float" office:value="7.82384823848239" calcext:value-type="float">
            <text:p>7.82384823848239</text:p>
          </table:table-cell>
          <table:table-cell table:style-name="ce2" office:value-type="float" office:value="246.271002710027" calcext:value-type="float">
            <text:p>246.2710027100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94579945799458" calcext:value-type="float">
            <text:p>0.994579945799458</text:p>
          </table:table-cell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>
            <draw:frame table:end-cell-address="Sheet1.G29" table:end-x="36.57pt" table:end-y="12.7pt" draw:z-index="1" draw:name="Chart 2" draw:style-name="gr1" draw:text-style-name="P1" svg:width="449.97pt" svg:height="278.22pt" svg:x="67.49pt" svg:y="2.24pt">
              <draw:object draw:notify-on-update-of-ranges="Sheet1.A1:Sheet1.A999 Sheet1.I1:Sheet1.I999 Sheet1.J1:Sheet1.J99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Sheet1.M29" table:end-x="59.7pt" table:end-y="12.7pt" draw:z-index="0" draw:name="Chart 1" draw:style-name="gr1" draw:text-style-name="P1" svg:width="449.97pt" svg:height="278.22pt" svg:x="10.49pt" svg:y="2.24pt">
              <draw:object draw:notify-on-update-of-ranges="Sheet1.A1:Sheet1.A999 Sheet1.G1:Sheet1.G999 Sheet1.H1:Sheet1.H99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FileTimeRateJava8" table:base-cell-address="$Sheet1.$A$1" table:cell-range-address="$Sheet1.$G$1:.$G$1048576"/>
        <table:named-range table:name="FileTimeRateJava9" table:base-cell-address="$Sheet1.$A$1" table:cell-range-address="$Sheet1.$H$1:.$H$1048576"/>
        <table:named-range table:name="Java8FilesParsed" table:base-cell-address="$Sheet1.$A$1" table:cell-range-address="$Sheet1.$E$1:.$E$1048576"/>
        <table:named-range table:name="Java8GrammarTime" table:base-cell-address="$Sheet1.$A$1" table:cell-range-address="$Sheet1.$B$1:.$B$1048576"/>
        <table:named-range table:name="Java9GrammarTime" table:base-cell-address="$Sheet1.$A$1" table:cell-range-address="$Sheet1.$C$1:.$C$1048576"/>
        <table:named-range table:name="PercFilesParsedJava8" table:base-cell-address="$Sheet1.$A$1" table:cell-range-address="$Sheet1.$I$1:.$I$1048576"/>
        <table:named-range table:name="PercFilesParsedJava9" table:base-cell-address="$Sheet1.$A$1" table:cell-range-address="$Sheet1.$J$1:.$J$1048576"/>
        <table:named-range table:name="RepoName" table:base-cell-address="$Sheet1.$A$1" table:cell-range-address="$Sheet1.$A$1:.$A$1048576"/>
        <table:named-range table:name="TotalFilesParsed" table:base-cell-address="$Sheet1.$A$1" table:cell-range-address="$Sheet1.$D$1:.$D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554cm" svg:y="4.36cm" style:legend-expansion="high" chart:style-name="ch2"/>
        <chart:plot-area chart:style-name="ch3" table:cell-range-address="Sheet1.A1:Sheet1.A999 Sheet1.G1:Sheet1.H999" chart:data-source-has-labels="both" svg:x="1.377cm" svg:y="0.196cm" svg:width="10.86cm" svg:height="9.424cm">
          <chartooo:coordinate-region svg:x="3.839cm" svg:y="0.196cm" svg:width="8.398cm" svg:height="6.525cm"/>
          <chart:axis chart:dimension="x" chart:name="primary-x" chart:style-name="ch4" chartooo:axis-type="text">
            <chart:categories table:cell-range-address="Sheet1.A1:Sheet1.A999"/>
          </chart:axis>
          <chart:axis chart:dimension="y" chart:name="primary-y" chart:style-name="ch5">
            <chart:title svg:x="0.451cm" svg:y="6.547cm" chart:style-name="ch6">
              <text:p>Time in milliseconds</text:p>
            </chart:title>
            <chart:grid chart:style-name="ch7" chart:class="major"/>
          </chart:axis>
          <chart:series chart:style-name="ch8" chart:values-cell-range-address="Sheet1.G1:Sheet1.G999" loext:label-string="&quot;Java 8 Grammar&quot;" chart:class="chart:bar">
            <chart:data-point chart:repeated="999"/>
          </chart:series>
          <chart:series chart:style-name="ch9" chart:values-cell-range-address="Sheet1.H1:Sheet1.H999" loext:label-string="&quot;Java 9 Grammar&quot;" chart:class="chart:bar"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 Grammar</text:p>
              </table:table-cell>
              <table:table-cell office:value-type="string">
                <text:p>Java 9 Grammar</text:p>
              </table:table-cell>
            </table:table-row>
          </table:table-header-rows>
          <table:table-rows>
            <table:table-row>
              <table:table-cell office:value-type="string">
                <text:p>checkstyle-resources</text:p>
                <draw:g>
                  <svg:desc>Sheet1.A1:Sheet1.A999</svg:desc>
                </draw:g>
              </table:table-cell>
              <table:table-cell office:value-type="float" office:value="2.66062176165803">
                <text:p>2.66062176165803</text:p>
                <draw:g>
                  <svg:desc>Sheet1.G1:Sheet1.G999</svg:desc>
                </draw:g>
              </table:table-cell>
              <table:table-cell office:value-type="float" office:value="65.793609671848">
                <text:p>65.793609671848</text:p>
                <draw:g>
                  <svg:desc>Sheet1.H1:Sheet1.H999</svg:desc>
                </draw:g>
              </table:table-cell>
            </table:table-row>
            <table:table-row>
              <table:table-cell office:value-type="string">
                <text:p>checkstyle</text:p>
              </table:table-cell>
              <table:table-cell office:value-type="float" office:value="2.39100471527022">
                <text:p>2.39100471527022</text:p>
              </table:table-cell>
              <table:table-cell office:value-type="float" office:value="151.506710192238">
                <text:p>151.506710192238</text:p>
              </table:table-cell>
            </table:table-row>
            <table:table-row>
              <table:table-cell office:value-type="string">
                <text:p>PMD</text:p>
              </table:table-cell>
              <table:table-cell office:value-type="float" office:value="2.78247035001446">
                <text:p>2.78247035001446</text:p>
              </table:table-cell>
              <table:table-cell office:value-type="float" office:value="288.269597917269">
                <text:p>288.269597917269</text:p>
              </table:table-cell>
            </table:table-row>
            <table:table-row>
              <table:table-cell office:value-type="string">
                <text:p>jOOL</text:p>
              </table:table-cell>
              <table:table-cell office:value-type="float" office:value="39.6237942122186">
                <text:p>39.6237942122186</text:p>
              </table:table-cell>
              <table:table-cell office:value-type="float" office:value="883.64308681672">
                <text:p>883.64308681672</text:p>
              </table:table-cell>
            </table:table-row>
            <table:table-row>
              <table:table-cell office:value-type="string">
                <text:p>protonpack</text:p>
              </table:table-cell>
              <table:table-cell office:value-type="float" office:value="35.2131147540984">
                <text:p>35.2131147540984</text:p>
              </table:table-cell>
              <table:table-cell office:value-type="float" office:value="589.72131147541">
                <text:p>589.72131147541</text:p>
              </table:table-cell>
            </table:table-row>
            <table:table-row>
              <table:table-cell office:value-type="string">
                <text:p>sevntu</text:p>
              </table:table-cell>
              <table:table-cell office:value-type="float" office:value="7.82384823848239">
                <text:p>7.82384823848239</text:p>
              </table:table-cell>
              <table:table-cell office:value-type="float" office:value="246.271002710027">
                <text:p>246.271002710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1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554cm" svg:y="4.36cm" style:legend-expansion="high" chart:style-name="ch2"/>
        <chart:plot-area chart:style-name="ch3" table:cell-range-address="Sheet1.A1:Sheet1.A999 Sheet1.I1:Sheet1.J999" chart:data-source-has-labels="both" svg:x="0.317cm" svg:y="0.196cm" svg:width="11.92cm" svg:height="9.424cm">
          <chartooo:coordinate-region svg:x="2.778cm" svg:y="0.196cm" svg:width="9.459cm" svg:height="6.524cm"/>
          <chart:axis chart:dimension="x" chart:name="primary-x" chart:style-name="ch4" chartooo:axis-type="text">
            <chart:categories table:cell-range-address="Sheet1.A1:Sheet1.A9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:Sheet1.I999" loext:label-string="&quot;Java 8 Grammar&quot;" chart:class="chart:bar">
            <chart:data-point chart:repeated="999"/>
          </chart:series>
          <chart:series chart:style-name="ch8" chart:values-cell-range-address="Sheet1.J1:Sheet1.J999" loext:label-string="&quot;Java 9 Grammar&quot;" chart:class="chart:bar">
            <chart:data-point chart:repeated="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 Grammar</text:p>
              </table:table-cell>
              <table:table-cell office:value-type="string">
                <text:p>Java 9 Grammar</text:p>
              </table:table-cell>
            </table:table-row>
          </table:table-header-rows>
          <table:table-rows>
            <table:table-row>
              <table:table-cell office:value-type="string">
                <text:p>checkstyle-resources</text:p>
                <draw:g>
                  <svg:desc>Sheet1.A1:Sheet1.A999</svg:desc>
                </draw:g>
              </table:table-cell>
              <table:table-cell office:value-type="float" office:value="0.977547495682211">
                <text:p>0.977547495682211</text:p>
                <draw:g>
                  <svg:desc>Sheet1.I1:Sheet1.I999</svg:desc>
                </draw:g>
              </table:table-cell>
              <table:table-cell office:value-type="float" office:value="0.996545768566494">
                <text:p>0.996545768566494</text:p>
                <draw:g>
                  <svg:desc>Sheet1.J1:Sheet1.J999</svg:desc>
                </draw:g>
              </table:table-cell>
            </table:table-row>
            <table:table-row>
              <table:table-cell office:value-type="string">
                <text:p>checkstyle</text:p>
              </table:table-cell>
              <table:table-cell office:value-type="float" office:value="0.931447225244831">
                <text:p>0.931447225244831</text:p>
              </table:table-cell>
              <table:table-cell office:value-type="float" office:value="0.941240478781284">
                <text:p>0.941240478781284</text:p>
              </table:table-cell>
            </table:table-row>
            <table:table-row>
              <table:table-cell office:value-type="string">
                <text:p>PMD</text:p>
              </table:table-cell>
              <table:table-cell office:value-type="float" office:value="0.977147816025456">
                <text:p>0.977147816025456</text:p>
              </table:table-cell>
              <table:table-cell office:value-type="float" office:value="0.978883424934915">
                <text:p>0.978883424934915</text:p>
              </table:table-cell>
            </table:table-row>
            <table:table-row>
              <table:table-cell office:value-type="string">
                <text:p>jOOL</text:p>
              </table:table-cell>
              <table:table-cell office:value-type="float" office:value="0.996784565916399">
                <text:p>0.996784565916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tonpack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vntu</text:p>
              </table:table-cell>
              <table:table-cell office:value-type="float" office:value="1">
                <text:p>1</text:p>
              </table:table-cell>
              <table:table-cell office:value-type="float" office:value="0.994579945799458">
                <text:p>0.994579945799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